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family-generic="system" style:font-charset="x-symbol"/>
    <style:font-face style:name="monospace" svg:font-family="monospace"/>
    <style:font-face style:name="apple-system" svg:font-family="apple-system, BlinkMacSystemFon" style:font-family-generic="system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Monospace" svg:font-family="Monospace" style:font-family-generic="system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423cm" style:contextual-spacing="false" fo:line-height="125%" fo:padding-left="0cm" fo:padding-right="0cm" fo:padding-top="0cm" fo:padding-bottom="0.035cm" fo:border-left="none" fo:border-right="none" fo:border-top="none" fo:border-bottom="0.26pt solid #000000" style:shadow="none"/>
      <style:text-properties style:font-name="apple-system" fo:font-size="24pt" fo:font-weight="bold" style:font-size-asian="24pt" style:font-weight-asian="bold" style:font-size-complex="24pt" style:font-weight-complex="bold"/>
    </style:style>
    <style:style style:name="P2" style:family="paragraph" style:parent-style-name="Text_20_body">
      <style:paragraph-properties fo:margin-top="0cm" fo:margin-bottom="0.423cm" style:contextual-spacing="false"/>
    </style:style>
    <style:style style:name="P3" style:family="paragraph" style:parent-style-name="Text_20_body">
      <style:paragraph-properties fo:margin-top="0cm" fo:margin-bottom="0.423cm" style:contextual-spacing="false"/>
      <style:text-properties style:font-name="apple-system"/>
    </style:style>
    <style:style style:name="P4" style:family="paragraph" style:parent-style-name="Text_20_body">
      <style:paragraph-properties fo:margin-top="0cm" fo:margin-bottom="0.423cm" style:contextual-spacing="false"/>
      <style:text-properties style:font-name="apple-system" officeooo:paragraph-rsid="0011eccf"/>
    </style:style>
    <style:style style:name="P5" style:family="paragraph" style:parent-style-name="Text_20_body">
      <style:paragraph-properties fo:margin-top="0cm" fo:margin-bottom="0.423cm" style:contextual-spacing="false"/>
      <style:text-properties style:font-name="apple-system" officeooo:rsid="0011eccf" officeooo:paragraph-rsid="0011eccf"/>
    </style:style>
    <style:style style:name="P6" style:family="paragraph" style:parent-style-name="Text_20_body">
      <style:paragraph-properties fo:margin-top="0cm" fo:margin-bottom="0.423cm" style:contextual-spacing="false"/>
      <style:text-properties style:font-name="apple-system" officeooo:rsid="0011eccf" officeooo:paragraph-rsid="0013b209"/>
    </style:style>
    <style:style style:name="P7" style:family="paragraph" style:parent-style-name="Preformatted_20_Text">
      <style:paragraph-properties fo:margin-top="0cm" fo:margin-bottom="0.423cm" style:contextual-spacing="false"/>
      <style:text-properties style:font-name="apple-system" officeooo:rsid="0011eccf" officeooo:paragraph-rsid="0011eccf"/>
    </style:style>
    <style:style style:name="P8" style:family="paragraph" style:parent-style-name="Preformatted_20_Text">
      <style:text-properties officeooo:paragraph-rsid="0013b209"/>
    </style:style>
    <style:style style:name="P9" style:family="paragraph" style:parent-style-name="Preformatted_20_Text">
      <style:text-properties officeooo:paragraph-rsid="0013cc3a"/>
    </style:style>
    <style:style style:name="P10" style:family="paragraph" style:parent-style-name="Heading_20_1" style:master-page-name="MP0">
      <style:paragraph-properties fo:margin-top="0.635cm" fo:margin-bottom="0.423cm" style:contextual-spacing="false" fo:line-height="125%" style:page-number="auto" fo:break-before="page" fo:padding-left="0cm" fo:padding-right="0cm" fo:padding-top="0cm" fo:padding-bottom="0.035cm" fo:border-left="none" fo:border-right="none" fo:border-top="none" fo:border-bottom="0.26pt solid #000000" style:shadow="none"/>
      <style:text-properties style:font-name="apple-system"/>
    </style:style>
    <style:style style:name="P11" style:family="paragraph" style:parent-style-name="Heading_20_2">
      <style:paragraph-properties fo:margin-top="0.635cm" fo:margin-bottom="0.423cm" style:contextual-spacing="false" fo:line-height="125%" fo:padding-left="0cm" fo:padding-right="0cm" fo:padding-top="0cm" fo:padding-bottom="0.035cm" fo:border-left="none" fo:border-right="none" fo:border-top="none" fo:border-bottom="0.26pt solid #000000" style:shadow="none"/>
      <style:text-properties style:font-name="apple-system" fo:font-weight="normal" style:font-weight-asian="normal"/>
    </style:style>
    <style:style style:name="P12" style:family="paragraph" style:parent-style-name="Heading_20_2">
      <style:paragraph-properties fo:margin-top="0.635cm" fo:margin-bottom="0.423cm" style:contextual-spacing="false" fo:line-height="125%" fo:padding-left="0cm" fo:padding-right="0cm" fo:padding-top="0cm" fo:padding-bottom="0.035cm" fo:border-left="none" fo:border-right="none" fo:border-top="none" fo:border-bottom="0.26pt solid #000000" style:shadow="none"/>
      <style:text-properties style:font-name="apple-system" fo:font-weight="normal" officeooo:paragraph-rsid="0014fb67" style:font-weight-asian="normal"/>
    </style:style>
    <style:style style:name="P13" style:family="paragraph" style:parent-style-name="Heading_20_3">
      <style:paragraph-properties fo:margin-top="0.635cm" fo:margin-bottom="0.423cm" style:contextual-spacing="false" fo:line-height="125%"/>
      <style:text-properties style:font-name="apple-system" fo:font-weight="normal" style:font-weight-asian="normal"/>
    </style:style>
    <style:style style:name="P14" style:family="paragraph" style:parent-style-name="Heading_20_3">
      <style:paragraph-properties fo:margin-top="0.635cm" fo:margin-bottom="0.423cm" style:contextual-spacing="false" fo:line-height="125%"/>
      <style:text-properties style:font-name="apple-system" fo:font-weight="normal" officeooo:paragraph-rsid="0011eccf" style:font-weight-asian="normal"/>
    </style:style>
    <style:style style:name="P15" style:family="paragraph" style:parent-style-name="Heading_20_3">
      <style:paragraph-properties fo:margin-top="0.635cm" fo:margin-bottom="0.423cm" style:contextual-spacing="false" fo:line-height="125%"/>
      <style:text-properties style:font-name="apple-system" fo:font-weight="normal" officeooo:paragraph-rsid="0014fb67" style:font-weight-asian="normal"/>
    </style:style>
    <style:style style:name="P16" style:family="paragraph" style:parent-style-name="Preformatted_20_Text">
      <style:text-properties officeooo:paragraph-rsid="00159aa6"/>
    </style:style>
    <style:style style:name="P17" style:family="paragraph" style:parent-style-name="Text_20_body">
      <style:text-properties officeooo:paragraph-rsid="00159aa6"/>
    </style:style>
    <style:style style:name="P18" style:family="paragraph" style:parent-style-name="Text_20_body" style:list-style-name="L1">
      <style:paragraph-properties fo:margin-top="0cm" fo:margin-bottom="0.423cm" style:contextual-spacing="false"/>
      <style:text-properties style:font-name="apple-system"/>
    </style:style>
    <style:style style:name="P19" style:family="paragraph" style:parent-style-name="Text_20_body">
      <style:paragraph-properties fo:margin-top="0cm" fo:margin-bottom="0.423cm" style:contextual-spacing="false"/>
      <style:text-properties style:font-name="apple-system" officeooo:paragraph-rsid="0014fb67"/>
    </style:style>
    <style:style style:name="P20" style:family="paragraph" style:parent-style-name="Text_20_body">
      <style:paragraph-properties fo:break-before="page"/>
      <style:text-properties fo:font-style="italic" officeooo:paragraph-rsid="00159aa6" style:font-style-asian="italic" style:font-style-complex="italic"/>
    </style:style>
    <style:style style:name="T1" style:family="text">
      <style:text-properties style:font-name="apple-system"/>
    </style:style>
    <style:style style:name="T2" style:family="text">
      <style:text-properties style:font-name="apple-system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style:font-name="apple-system" fo:font-weight="normal" style:font-weight-asian="normal"/>
    </style:style>
    <style:style style:name="T4" style:family="text">
      <style:text-properties style:font-name="apple-system" officeooo:rsid="00159aa6"/>
    </style:style>
    <style:style style:name="T5" style:family="text">
      <style:text-properties style:font-name="Monospace"/>
    </style:style>
    <style:style style:name="T6" style:family="text">
      <style:text-properties officeooo:rsid="0011eccf"/>
    </style:style>
    <style:style style:name="T7" style:family="text">
      <style:text-properties fo:font-size="14pt" officeooo:rsid="0011eccf" style:font-name-asian="Noto Serif CJK SC" style:font-size-asian="14pt" style:font-size-complex="14pt" style:font-weight-complex="bold"/>
    </style:style>
    <style:style style:name="T8" style:family="text">
      <style:text-properties fo:color="#000000" loext:opacity="100%" style:font-name="monospace" fo:font-style="normal" fo:background-color="#ffffff" loext:char-shading-value="0" style:font-style-asian="normal"/>
    </style:style>
    <style:style style:name="T9" style:family="text">
      <style:text-properties fo:color="#000000" loext:opacity="100%" style:font-name="monospace" fo:font-size="10pt" fo:font-style="normal" officeooo:rsid="0014fb67" fo:background-color="#ffffff" loext:char-shading-value="0" style:font-name-asian="Noto Sans Mono CJK SC" style:font-size-asian="10pt" style:font-style-asian="normal" style:font-name-complex="Liberation Mono" style:font-size-complex="10pt" style:font-style-complex="italic"/>
    </style:style>
    <style:style style:name="T10" style:family="text">
      <style:text-properties fo:color="#000000" loext:opacity="100%" style:font-name="monospace" fo:font-size="10pt" fo:font-style="normal" officeooo:rsid="00159aa6" fo:background-color="#ffffff" loext:char-shading-value="0" style:font-name-asian="Noto Sans Mono CJK SC" style:font-size-asian="10pt" style:font-style-asian="normal" style:font-name-complex="Liberation Mono" style:font-size-complex="10pt" style:font-style-complex="italic"/>
    </style:style>
    <style:style style:name="T11" style:family="text">
      <style:text-properties officeooo:rsid="0013b209"/>
    </style:style>
    <style:style style:name="T12" style:family="text">
      <style:text-properties style:font-name="monospace" fo:font-style="normal" style:font-style-asian="normal"/>
    </style:style>
    <style:style style:name="T13" style:family="text">
      <style:text-properties style:font-name="monospace" fo:font-style="normal" officeooo:rsid="0013cc3a" style:font-style-asian="normal"/>
    </style:style>
    <style:style style:name="T14" style:family="text">
      <style:text-properties officeooo:rsid="0014fb67"/>
    </style:style>
    <style:style style:name="T15" style:family="text">
      <style:text-properties officeooo:rsid="00159aa6"/>
    </style:style>
    <style:style style:name="T16" style:family="text">
      <style:text-properties fo:font-style="normal" officeooo:rsid="00159aa6" style:font-style-asian="normal" style:font-style-complex="normal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Compilador - Descripción del proyecto</text:h>
      <text:p text:style-name="P1">Trabajo para la asignatura “Compiladores” - UNNOBA - 2021</text:p>
      <text:h text:style-name="P11" text:outline-level="2">Archivos</text:h>
      <text:p text:style-name="P2"><text:span text:style-name="Default_20_Paragraph_20_Font"><text:span text:style-name="T1">El proyecto requiere Java (probado con las versiones 11 y 16), las bibliotecas </text:span></text:span><text:a xlink:type="simple" xlink:href="https://www.jflex.de/" office:target-frame-name="_top" xlink:show="replace" text:style-name="Internet_20_link" text:visited-style-name="Visited_20_Internet_20_Link"><text:span text:style-name="Default_20_Paragraph_20_Font"><text:span text:style-name="T2">JFlex</text:span></text:span></text:a><text:span text:style-name="Default_20_Paragraph_20_Font"><text:span text:style-name="T1"> y </text:span></text:span><text:a xlink:type="simple" xlink:href="http://www2.cs.tum.edu/projects/cup/install.php" office:target-frame-name="_top" xlink:show="replace" text:style-name="Internet_20_link" text:visited-style-name="Visited_20_Internet_20_Link"><text:span text:style-name="Default_20_Paragraph_20_Font"><text:span text:style-name="T2">JavaCUP</text:span></text:span></text:a><text:span text:style-name="Default_20_Paragraph_20_Font"><text:span text:style-name="T1"> </text:span></text:span><text:span text:style-name="Default_20_Paragraph_20_Font"><text:span text:style-name="T4">(e</text:span></text:span><text:span text:style-name="Default_20_Paragraph_20_Font"><text:span text:style-name="T1">n el directorio "lib" se encuentran incluidos los archivos compilados de las versiones más recientes a la fecha de ambas biliotecas</text:span></text:span><text:span text:style-name="Default_20_Paragraph_20_Font"><text:span text:style-name="T4">), y LLVM.</text:span></text:span></text:p>
      <text:p text:style-name="P3"><text:span text:style-name="T15">El código fuente</text:span> del proyecto se encuentra en el paquete "ar.edu.unnoba.compilador" (en el directorio src/ar/edu/unnoba/compilador).</text:p>
      <text:h text:style-name="P13" text:outline-level="3"><text:bookmark text:name="user-content-lexicoflex"/><text:span text:style-name="T6">lexico/</text:span>lexico.flex</text:h>
      <text:p text:style-name="P3">Contiene la implementación en JFlex del analizador léxico (incluyendo expresiones regulares para reconocer tokens, estados del autómata y código Java auxiliar).</text:p>
      <text:h text:style-name="P14" text:outline-level="3"><text:span text:style-name="T6">token/</text:span>Token.java</text:h>
      <text:p text:style-name="P4">Clase que representa a cada token identificado por el analizador léxico.</text:p>
      <text:h text:style-name="P14" text:outline-level="3"><text:bookmark text:name="user-content-parsercup"/><text:span text:style-name="T6">sintaxis/</text:span>parser.cup</text:h>
      <text:p text:style-name="P3">Contiene las reglas para la generación del parser o analizador sintáctico.</text:p>
      <text:h text:style-name="P13" text:outline-level="3">GenerarLexerYParser.java</text:h>
      <text:p text:style-name="P3">Al ejecutar esta clase Java generará los siguientes archivos:</text:p>
      <text:list xml:id="list3590157958" text:style-name="L1">
        <text:list-item>
          <text:p text:style-name="P18"><text:span text:style-name="T6">lexico/Lexer</text:span>.java: Archivo con código Java generado por JFlex en base al archivo <text:span text:style-name="T6">lexico/</text:span>lexico.flex.</text:p>
        </text:list-item>
        <text:list-item>
          <text:p text:style-name="P18">sintaxis<text:span text:style-name="T6">/P</text:span>arser.java: Código Java generado por CUP que contiene las reglas semánticas definidas en el archivo sintaxis<text:span text:style-name="T6">/</text:span>parser.cup.</text:p>
        </text:list-item>
        <text:list-item>
          <text:p text:style-name="P18"><text:soft-page-break/>sintaxis<text:span text:style-name="T6">/</text:span>ParserSym.java: Similar a Parser.java, pero conteniendo los símbolos o tokens terminales.</text:p>
        </text:list-item>
      </text:list>
      <text:h text:style-name="P13" text:outline-level="3"><text:bookmark text:name="user-content-pruebajflexjava"/><text:span text:style-name="T6">lexico/</text:span>Prueba<text:span text:style-name="T7">Lexer</text:span>.java</text:h>
      <text:p text:style-name="P3">Espera entradas por teclado del usuario, y muestra cómo el analizador léxico las separa en tokens.</text:p>
      <text:h text:style-name="P15" text:outline-level="3">Compilar.java</text:h>
      <text:p text:style-name="P19"><text:span text:style-name="T14">Realiza todos los pasos para convertir código fuente en un ejecutable.</text:span>.</text:p>
      <text:h text:style-name="P12" text:outline-level="2"><text:bookmark text:name="user-content-ejecución"/>Ejecución</text:h>
      <text:h text:style-name="P13" text:outline-level="3"><text:bookmark text:name="user-content-ide"/>IDE</text:h>
      <text:p text:style-name="P3">Se incluyen archivos del proyecto configurado en el IDE "IntelliJ IDEA".</text:p>
      <text:p text:style-name="P3">En otros IDE se puede crear un proyecto configurando la carpeta “src” como carpeta en donde se encuentran los archivos fuentes, e incluyendo como bibliotecas los archivos .jar que se encuentran en la carpeta lib.</text:p>
      <text:h text:style-name="P13" text:outline-level="3"><text:bookmark text:name="user-content-línea-de-comandos"/>Línea de comandos</text:h>
      <text:p text:style-name="P3"><text:span text:style-name="T14">También</text:span> se pueden compilar y ejecutar los archivos Java mediante la línea de comandos.<text:span text:style-name="T14"> En estos ejemplos se muestra cómo hacerlo d</text:span>esde el directorio raíz del proyecto<text:span text:style-name="T15">.</text:span></text:p>
      <text:p text:style-name="P5">Para generar el analizador léxico y sintáctico:</text:p>
      <text:p text:style-name="P7"><text:span text:style-name="Default_20_Paragraph_20_Font"><text:span text:style-name="T5">java -cp "lib/*" src/ar/edu/unnoba/compilador/GenerarLexerYParser.java</text:span></text:span></text:p>
      <text:p text:style-name="P5"><text:span text:style-name="Default_20_Paragraph_20_Font"><text:span text:style-name="T15">P</text:span></text:span><text:span text:style-name="Default_20_Paragraph_20_Font">robar el analizador léxico</text:span><text:span text:style-name="Default_20_Paragraph_20_Font"><text:span text:style-name="T11">:</text:span></text:span></text:p>
      <text:p text:style-name="P8"><text:span text:style-name="Emphasis"><text:span text:style-name="T8">javac -cp "src:lib/*" src/ar/edu/unnoba/compilador/lexico/PruebaLexer.java</text:span></text:span><text:span text:style-name="Emphasis"><text:span text:style-name="T12"><text:line-break/></text:span></text:span><text:span text:style-name="Default_20_Paragraph_20_Font"><text:span text:style-name="T8">java -cp "src:lib/*" ar.edu.unnoba.compilador.lexico.PruebaLexer</text:span></text:span></text:p>
      <text:p text:style-name="P6"><text:span text:style-name="Default_20_Paragraph_20_Font"/></text:p>
      <text:p text:style-name="P6"><text:span text:style-name="Default_20_Paragraph_20_Font"><text:span text:style-name="T15">Compilar</text:span></text:span><text:span text:style-name="Default_20_Paragraph_20_Font"> el </text:span><text:span text:style-name="Default_20_Paragraph_20_Font"><text:span text:style-name="T15">proyecto</text:span></text:span><text:span text:style-name="Default_20_Paragraph_20_Font"><text:span text:style-name="T11">:</text:span></text:span></text:p>
      <text:p text:style-name="P16"><text:span text:style-name="Emphasis"><text:span text:style-name="T8">javac -cp "src:lib/*" src/ar/edu/unnoba/compilador/</text:span></text:span><text:span text:style-name="Emphasis"><text:span text:style-name="T9">Compilar</text:span></text:span><text:span text:style-name="Emphasis"><text:span text:style-name="T8">.java</text:span></text:span></text:p>
      <text:p text:style-name="P17"><text:span text:style-name="Emphasis"/></text:p>
      <text:p text:style-name="P20"><text:span text:style-name="Emphasis"><text:span text:style-name="T16">Compilar un programa, generando en la carpeta “salida” figuras de los árboles de sintaxis abstracta en distintas etapas de validación y transformación, junto al código LLVM IR y el ejecutable final compilado.</text:span></text:span></text:p>
      <text:p text:style-name="P16"><text:span text:style-name="Default_20_Paragraph_20_Font"><text:span text:style-name="T8">java -cp "src:lib/*" ar.edu.unnoba.compilador.</text:span></text:span><text:span text:style-name="Emphasis"><text:span text:style-name="T9">Compilar</text:span></text:span><text:span text:style-name="Emphasis"><text:span text:style-name="T10"> codigo_fuente.txt</text:span></text:span></text:p>
      <text:p text:style-name="P9"><text:span text:style-name="Default_20_Paragraph_20_Font"><text:span text:style-name="T13"/></text:span></text:p>
      <text:h text:style-name="P11" text:outline-level="2">Casos de prueba</text:h>
      <text:p text:style-name="Standard">En el archivo entrada.txt <text:span text:style-name="T15">y otros en la carpeta ejemplos </text:span>se provee como caso de prueba el programa planteado en la consigna del trabajo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family-generic="system" style:font-charset="x-symbol"/>
    <style:font-face style:name="monospace" svg:font-family="monospace"/>
    <style:font-face style:name="apple-system" svg:font-family="apple-system, BlinkMacSystemFon" style:font-family-generic="system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Monospace" svg:font-family="Monospace" style:font-family-generic="system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s" fo:country="A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s" fo:country="A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size-complex="24pt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Noto Serif CJK SC" style:font-family-asian="'Noto Serif CJK SC'" style:font-family-generic-asian="system" style:font-pitch-asian="variable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asian="Calibri" style:font-family-asian="Calibri" style:font-family-generic-asian="swiss" style:font-pitch-asian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name-asian="Calibri" style:font-family-asian="Calibri" style:font-family-generic-asian="swiss" style:font-pitch-asian="variable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asian="Calibri" style:font-family-asian="Calibri" style:font-family-generic-asian="swiss" style:font-pitch-asian="variable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meta:initial-creator>Franco Tortoriello</meta:initial-creator>
    <dc:creator>Franco Tortoriello</dc:creator>
    <meta:creation-date>2021-05-04T18:03:00Z</meta:creation-date>
    <dc:date>2021-06-25T20:51:40.629409853</dc:date>
    <meta:editing-cycles>8</meta:editing-cycles>
    <meta:editing-duration>PT43M35S</meta:editing-duration>
    <meta:document-statistic meta:table-count="0" meta:image-count="0" meta:object-count="0" meta:page-count="3" meta:paragraph-count="36" meta:word-count="369" meta:character-count="2732" meta:non-whitespace-character-count="2402"/>
    <meta:template xlink:type="simple" xlink:actuate="onRequest" xlink:title="" xlink:href="Normal.dotm"/>
  </office:meta>
</office:document-meta>
</file>